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58cm"/>
    </style:style>
    <style:style style:name="gr2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svg:stroke-color="#000000" draw:textarea-vertical-align="middle"/>
    </style:style>
    <style:style style:name="gr6" style:family="graphic" style:parent-style-name="standard">
      <style:graphic-properties svg:stroke-color="#000000" draw:fill="solid" draw:fill-color="#ffffff" draw:textarea-vertical-align="middle" draw:auto-grow-height="false" fo:min-height="0.749cm" fo:min-width="0.499cm"/>
    </style:style>
    <style:style style:name="gr7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" fo:font-size="9pt" style:font-size-asian="9pt" style:font-size-complex="9pt"/>
    </style:style>
    <style:style style:name="T1" style:family="text">
      <style:text-properties style:font-name="Liberation Serif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667cm" svg:height="0.607cm" svg:x="2.84cm" svg:y="0.025cm">
          <draw:text-box>
            <text:p text:style-name="P1"><text:span text:style-name="T1">Top view</text:span></text:p>
          </draw:text-box>
        </draw:frame>
        <draw:frame draw:style-name="gr1" draw:text-style-name="P2" draw:layer="layout" svg:width="2.667cm" svg:height="0.607cm" svg:x="7.041cm" svg:y="0.026cm">
          <draw:text-box>
            <text:p text:style-name="P1"><text:span text:style-name="T1">Front view</text:span></text:p>
          </draw:text-box>
        </draw:frame>
        <draw:custom-shape draw:style-name="gr2" draw:text-style-name="P1" xml:id="id2" draw:id="id2" draw:layer="layout" svg:width="0.508cm" svg:height="0.508cm" svg:x="3.926cm" svg:y="1.9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xml:id="id4" draw:id="id4" draw:layer="layout" svg:width="0.508cm" svg:height="0.508cm" svg:x="3.271cm" svg:y="1.2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0.508cm" svg:height="0.508cm" svg:x="4.568cm" svg:y="1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0.254cm" svg:height="0.254cm" svg:x="4.053cm" svg:y="3.8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5" draw:text-style-name="P1" draw:layer="layout" draw:type="line" svg:x1="4.18cm" svg:y1="3.8cm" svg:x2="4.18cm" svg:y2="2.468cm" draw:start-shape="id1" draw:start-glue-point="0" draw:end-shape="id2" draw:end-glue-point="2" svg:d="m4180 3800v-1332" svg:viewBox="0 0 1 1333">
          <text:p/>
        </draw:connector>
        <draw:connector draw:style-name="gr5" draw:text-style-name="P1" draw:layer="layout" draw:type="line" svg:x1="4.18cm" svg:y1="3.8cm" svg:x2="4.822cm" svg:y2="1.749cm" draw:start-shape="id1" draw:start-glue-point="0" draw:end-shape="id3" draw:end-glue-point="8" svg:d="m4180 3800 642-2051" svg:viewBox="0 0 643 2052">
          <text:p/>
        </draw:connector>
        <draw:connector draw:style-name="gr5" draw:text-style-name="P1" draw:layer="layout" draw:type="line" svg:x1="4.18cm" svg:y1="3.8cm" svg:x2="3.525cm" svg:y2="1.749cm" draw:start-shape="id1" draw:start-glue-point="0" draw:end-shape="id4" draw:end-glue-point="2" svg:d="m4180 3800-655-2051" svg:viewBox="0 0 656 2052">
          <text:p/>
        </draw:connector>
        <draw:custom-shape draw:style-name="gr3" draw:text-style-name="P1" draw:layer="layout" svg:width="0.508cm" svg:height="0.508cm" svg:x="3.926cm" svg:y="3.546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987cm" svg:height="0.991cm" svg:x="7.272cm" svg:y="2.2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87cm" svg:height="0.991cm" svg:x="8.825cm" svg:y="2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87cm" svg:height="0.991cm" svg:x="8.006cm" svg:y="2.2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xml:id="id6" draw:id="id6" draw:layer="layout" svg:width="0.508cm" svg:height="0.508cm" svg:x="3.927cm" svg:y="6.26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xml:id="id8" draw:id="id8" draw:layer="layout" svg:width="0.508cm" svg:height="0.508cm" svg:x="3.272cm" svg:y="5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0.508cm" svg:height="0.508cm" svg:x="4.569cm" svg:y="5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0.254cm" svg:height="0.254cm" svg:x="4.054cm" svg:y="7.601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5" draw:text-style-name="P1" draw:layer="layout" draw:type="line" svg:x1="4.181cm" svg:y1="7.601cm" svg:x2="4.181cm" svg:y2="6.769cm" draw:start-shape="id5" draw:start-glue-point="0" draw:end-shape="id6" draw:end-glue-point="2" svg:d="m4181 7601v-832" svg:viewBox="0 0 1 833">
          <text:p/>
        </draw:connector>
        <draw:connector draw:style-name="gr5" draw:text-style-name="P1" draw:layer="layout" draw:type="line" svg:x1="4.181cm" svg:y1="7.601cm" svg:x2="4.823cm" svg:y2="6.05cm" draw:start-shape="id5" draw:start-glue-point="0" draw:end-shape="id7" draw:end-glue-point="8" svg:d="m4181 7601 642-1551" svg:viewBox="0 0 643 1552">
          <text:p/>
        </draw:connector>
        <draw:connector draw:style-name="gr5" draw:text-style-name="P1" draw:layer="layout" draw:type="line" svg:x1="4.181cm" svg:y1="7.601cm" svg:x2="3.526cm" svg:y2="6.05cm" draw:start-shape="id5" draw:start-glue-point="0" draw:end-shape="id8" draw:end-glue-point="2" svg:d="m4181 7601-655-1551" svg:viewBox="0 0 656 1552">
          <text:p/>
        </draw:connector>
        <draw:custom-shape draw:style-name="gr3" draw:text-style-name="P1" draw:layer="layout" svg:width="0.508cm" svg:height="0.508cm" svg:x="3.927cm" svg:y="7.347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184cm" svg:height="1.194cm" svg:x="6.572cm" svg:y="6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184cm" svg:height="1.194cm" svg:x="9.136cm" svg:y="6.5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184cm" svg:height="1.194cm" svg:x="7.853cm" svg:y="6.547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xml:id="id9" draw:id="id9" draw:layer="layout" svg:width="8.509cm" svg:height="8.509cm" svg:x="2.032cm" svg:y="0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6.286cm" svg:y1="0.59cm" svg:x2="6.286cm" svg:y2="9.099cm" draw:start-shape="id9" draw:start-glue-point="0" draw:end-shape="id9" draw:end-glue-point="2" svg:d="m6286 590v8509" svg:viewBox="0 0 1 8510">
          <text:p/>
        </draw:connector>
        <draw:connector draw:style-name="gr7" draw:text-style-name="P1" draw:layer="layout" draw:type="line" svg:x1="2.032cm" svg:y1="4.844cm" svg:x2="10.541cm" svg:y2="4.844cm" draw:start-shape="id9" draw:start-glue-point="3" draw:end-shape="id9" draw:end-glue-point="1" svg:d="m2032 4844h8509" svg:viewBox="0 0 8510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9.27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2-04T15:33:20.229803076</meta:creation-date>
    <dc:date>2014-02-06T14:17:28.678487296</dc:date>
    <dc:creator>helio </dc:creator>
    <meta:editing-duration>PT11M58S</meta:editing-duration>
    <meta:editing-cycles>5</meta:editing-cycles>
    <meta:generator>LibreOffice/4.1.3.2$Linux_x86 LibreOffice_project/410m0$Build-2</meta:generator>
    <meta:document-statistic meta:object-count="27"/>
  </office:meta>
</office:document-meta>
</file>